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paragraph-properties fo:margin-top="0cm" fo:margin-bottom="0cm"/>
    </style:style>
    <style:style style:name="P3" style:family="paragraph" style:parent-style-name="Text_20_body" style:list-style-name="L1"/>
    <style:style style:name="P4" style:family="paragraph" style:parent-style-name="Text_20_body" style:list-style-name="L2">
      <style:paragraph-properties fo:margin-top="0cm" fo:margin-bottom="0cm"/>
    </style:style>
    <style:style style:name="P5" style:family="paragraph" style:parent-style-name="Text_20_body" style:list-style-name="L2"/>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h text:style-name="Heading_20_1" text:outline-level="1">Tagebuch des Artemies</text:h>
        <text:h text:style-name="Heading_20_2" text:outline-level="2">Fundort</text:h>
        <text:p text:style-name="Text_20_body">Das Tagebuch habt ihr in der Pyramide des Freimagier Artemies gefunden.</text:p>
        <text:p text:style-name="Text_20_body">Die Pyramide selbst habt Ihr in einem verlassenem Bergwerk etwa zwei Tagesreisen nördlich von der Stadt Virennica im Königreich Cardiel zufälligerweise gefunden.</text:p>
        <text:h text:style-name="Heading_20_2" text:outline-level="2">Beschreibung</text:h>
        <text:p text:style-name="Text_20_body">Das Tagebuch ist ein in Leder geschlagenes Buch aus Papierseiten. Das Buch ist magisch, allerdings wißt Ihr nicht welche Art von Magie in dem Buch steckt. </text:p>
        <text:p text:style-name="Text_20_body">Die Schrift und die Art der Formulierungen ist die gleiche wie im Geschichtsalmanach, so dass Ihr davon ausgeht, das der Geschichtsalmanach von Artemies stammen muss.</text:p>
        <text:p text:style-name="Text_20_body">Das Tagebuch scheint das letzte seiner Tagebücher zu sein. Momentan könnt Ihr nicht sagen, zur welchen Zeit Artenmies gelebt haben muss, da die Jahreszahlen definitiv nicht mit den euch bekannten Jahreszahlen übereinstimmen.</text:p>
        <text:p text:style-name="P1">[Der Skill History ist hier ausgesprochen nützlich um solche Wissenslücken zu füllen... ]</text:p>
        <text:h text:style-name="Heading_20_2" text:outline-level="2">Inhalt</text:h>
        <text:p text:style-name="Text_20_body">Im großen und ganzen scheint Artemies sein Tagebuch eher sproradisch geschrieben zu haben und nicht regelmässig. </text:p>
        <text:p text:style-name="Text_20_body">Allerdings ist der Inhalt sehr ergiebig und nach einigen Tagen findet ihr folgende Informationen heraus.</text:p>
        <text:h text:style-name="Heading_20_3" text:outline-level="3">Der Geschichtsalmanach</text:h>
        <text:p text:style-name="Text_20_body">Artenmies hat seinen letzen Lebensabschnitt damit zugebracht den Almanach zu schreiben, die Informationen dafür hat er laut eigener Aussage </text:p>
        <text:list text:style-name="L1">
          <text:list-item>
            <text:p text:style-name="P2">von „Zeitzeugen“ (wie er die gefunden keine Ahnung)</text:p>
          </text:list-item>
          <text:list-item>
            <text:p text:style-name="P2">Dokumenten die er gefunden hat (wobei er meist nicht notierte wo er die Dokumente fand oder wo er sie zurückliess, eventuell die Bibliothek in der Pyramide...)</text:p>
          </text:list-item>
          <text:list-item>
            <text:p text:style-name="P3">von jahrzehntelangen Studien und „Extrapolation“ aller ihm zur Verfügung stehenden Informationen</text:p>
          </text:list-item>
        </text:list>
        <text:p text:style-name="Text_20_body">Desweiteren allerdings hat Artemies in seinem Tagebuch auch viele Anleitungen und Tutorials zu magischen Themen notiert, so dass das Tagebuch für einen Magier von unschätzbaren Wert ist. </text:p>
        <text:p text:style-name="P1">[Das Tagebuch kann dazu dienen neue Sprüche und magische Fertigkeiten zu erlernen ohne das die Gilde dies erfahren wird]</text:p>
        <text:h text:style-name="Heading_20_3" text:outline-level="3">Gimmicks, wenn das Artefakt wieder aktiv ist</text:h>
        <text:p text:style-name="Text_20_body">Viele dieser Anleitungen und Tutorials scheinen direkt von seiner Arbeit inspiriert worden zu sein, entsprechende magische Vorkehrungen zu treffen, für den Fall, dass das Artefakt wieder zusammengesetzt wird. Darunter fallen solche netten Gimmicks wie</text:p>
        <text:list text:style-name="L2">
          <text:list-item>
            <text:p text:style-name="P4">Kontrukte und Golems die aktiviert werden und dann das Artefakt finden und zu ihm bringen sollen,</text:p>
          </text:list-item>
          <text:list-item>
            <text:p text:style-name="P5">mächtige Sprüche, die er überall an strategischen Stellen gewirkt hat, die als Trigger und „Ratgeber“ für die Konstrukte dienen sollen.</text:p>
          </text:list-item>
        </text:list>
        <text:h text:style-name="Heading_20_3" text:outline-level="3">Weitere Tagebücher</text:h>
        <text:p text:style-name="Text_20_body">Entsprechend seiner Notizen hat er dutzende solcher Tagebücher geschrieben, da er sich oft auf seine anderen Tagebücher bezieht, vor allem bei den Anleitungen und Tutorials hat er sich häufiger auf andere Bücher bezogen. Den Notizen nach befinden sich die meisten seiner Tagebücher bei seinen Lehrlingen, die diese Bücher in eine angemessene Form bringen sollen. Da diese Lehrlinge wohl alle tot sein dürften, sind euch die Standorte der Bücher absolut unklar. Die GILDE weiß da sicher mehr. Die beiden Magier wissen zumindest, das die GILDE einige Tagebücher des Artemies besitzt.</text:p>
        <text:p text:style-name="Text_20_body">Artemies hat auch eine Aufstellung der einzelnen Tagebücher angefertigt, so das Ihr nun die einzigen sein dürftet, die genau wissen, wieviele Tagebücher es gibt und was man dort alles an Informationen finden kann. Falls Artemies nicht selber das eine oder andere Buch einfach vergessen hat.</text:p>
        <text:p text:style-name="Text_20_body">Ihr könnt eventuell einige Bücher selber wiederfinden, wenn Ihr die mageren Hinweise auf deren Verbleib richtig einordnen könnt.</text:p>
        <text:h text:style-name="Heading_20_3" text:outline-level="3">Das Artefakt an sich</text:h>
        <text:p text:style-name="Text_20_body">Artemies scheint davon auszugehen, dass das Artefakt alles enthält um gottgleich zu werden. Artemies schreibt, das er diese Macht unbedingt erhalten will, um sein Leben zu verlängern. Anscheinend hat Artemies vor dem Tod sehr große Angst. </text:p>
        <text:p text:style-name="Text_20_body">Anscheinend ist es Artemies kurz vor seinem Ableben gelungen einen „Artefaktwächter“ zu finden und diesen dazu zu bringen die Bruchstücke des Artefaktes zu finden und zu ihm zu bringen. </text:p>
        <text:p text:style-name="Text_20_body">Artemies hat sich selber in eine Art von Stasse gesetzt und wartet nun darauf, dass dieser Artfaktwächter mit den Bruchstücken zurückkommt, das Artefakt wieder zusammengesetzt wird und Artemies ewig leben wird.</text:p>
        <text:p text:style-name="Text_20_body">Anscheinend hat Artemies die Zusammenarbeit mit dem Artefaktwächter mehr durch Druck und Erpressung erworben da er in seinem Tagebuch deutlich macht, das seine Gimmicks Sorge tragen werden, dass der Artefaktwächter seinen Teil des Geschäftes auch wirklich erfüll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text-properties fo:font-size="9pt" fo:hyphenate="true" fo:hyphenation-remain-char-count="2" fo:hyphenation-push-char-count="2"/>
    </style:style>
    <style:style style:name="Text_20_body" style:display-name="Text body" style:family="paragraph" style:parent-style-name="Standard" style:class="text">
      <style:paragraph-properties fo:margin-top="0cm" fo:margin-bottom="0.109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4cm" fo:keep-together="always"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fo:color="#000080"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style:text-properties fo:color="#000080" fo:font-size="10pt" fo:font-style="italic" fo:font-weight="bold" style:font-size-asian="14pt" style:font-weight-asian="bold" style:font-size-complex="14pt"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7.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32pt" fo:font-weight="bold" fo:background-color="transparent" style:font-size-asian="32pt" style:font-weight-asian="bold" style:font-size-complex="32pt" style:font-weight-complex="bold"/>
    </style:style>
    <style:style style:name="P2"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32pt" fo:font-weight="bold" fo:background-color="transparent" style:font-size-asian="32pt" style:font-weight-asian="bold" style:font-size-complex="32pt" style:font-weight-complex="bold"/>
    </style:style>
    <style:style style:name="P3"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page-layout style:name="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tab/>REVELATION</text:p>
      </style:header>
      <style:footer>
        <text:p text:style-name="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2-04T21:40:52</meta:creation-date>
    <dc:date>2006-10-29T16:42:50</dc:date>
    <meta:print-date>2006-10-29T16:39:19</meta:print-date>
    <dc:language>de-DE</dc:language>
    <meta:editing-cycles>54</meta:editing-cycles>
    <meta:editing-duration>PT18H11M37S</meta:editing-duration>
    <meta:user-defined meta:name="Info 1"/>
    <meta:user-defined meta:name="Info 2"/>
    <meta:user-defined meta:name="Info 3"/>
    <meta:user-defined meta:name="Info 4"/>
    <meta:document-statistic meta:table-count="0" meta:image-count="0" meta:object-count="0" meta:page-count="1" meta:paragraph-count="34" meta:word-count="646" meta:character-count="4380"/>
  </office:meta>
</office:document-meta>
</file>